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 1c" svg:font-family="'M+ 1c'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+ 1c" style:font-name-asian="M+ 1c"/>
    </style:style>
    <style:style style:name="ce3" style:family="table-cell" style:parent-style-name="Default">
      <style:text-properties style:font-name="M+ 1c" style:font-name-asian="M+ 1c"/>
    </style:style>
    <style:style style:name="ce10" style:family="table-cell" style:parent-style-name="Default" style:data-style-name="N2">
      <style:text-properties style:font-name="M+ 1c" style:font-name-asian="M+ 1c"/>
    </style:style>
    <style:style style:name="ce4" style:family="table-cell" style:parent-style-name="Default" style:data-style-name="N113">
      <style:text-properties style:font-name="M+ 1c" style:font-name-asian="M+ 1c"/>
    </style:style>
    <style:style style:name="ce5" style:family="table-cell" style:parent-style-name="Default" style:data-style-name="N112">
      <style:text-properties style:font-name="M+ 1c" style:font-name-asian="M+ 1c"/>
    </style:style>
    <style:style style:name="ce6" style:family="table-cell" style:parent-style-name="Default" style:data-style-name="N4">
      <style:text-properties style:font-name="M+ 1c" style:font-name-asian="M+ 1c"/>
    </style:style>
    <style:style style:name="ce7" style:family="table-cell" style:parent-style-name="Default" style:data-style-name="N114">
      <style:text-properties style:font-name="M+ 1c" style:font-name-asian="M+ 1c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福島町殿様街道砲台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1016" table:default-cell-style-name="Default"/>
        <table:table-row table:style-name="ro1">
          <table:table-cell table:style-name="ce2" office:value-type="string" calcext:value-type="string">
            <text:p>地点</text:p>
          </table:table-cell>
          <table:table-cell table:style-name="ce2" office:value-type="string" calcext:value-type="string">
            <text:p>相対値x</text:p>
          </table:table-cell>
          <table:table-cell table:style-name="ce2" office:value-type="string" calcext:value-type="string">
            <text:p>相対y</text:p>
          </table:table-cell>
          <table:table-cell table:style-name="ce2" office:value-type="string" calcext:value-type="string">
            <text:p>Z読値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5" office:value-type="float" office:value="2.15" calcext:value-type="float">
            <text:p>2.15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37423.93" calcext:value-type="float">
            <text:p>437,423.93</text:p>
          </table:table-cell>
          <table:table-cell table:style-name="ce6" office:value-type="float" office:value="4599445.23" calcext:value-type="float">
            <text:p>4,599,445.23</text:p>
          </table:table-cell>
          <table:table-cell table:style-name="ce7" office:value-type="float" office:value="221.447" calcext:value-type="float">
            <text:p>221.44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float" office:value="-7.18" calcext:value-type="float">
            <text:p>-7.18</text:p>
          </table:table-cell>
          <table:table-cell table:style-name="ce10" office:value-type="float" office:value="-5.93" calcext:value-type="float">
            <text:p>-5.93</text:p>
          </table:table-cell>
          <table:table-cell table:style-name="ce5" office:value-type="float" office:value="1.975" calcext:value-type="float">
            <text:p>1.975</text:p>
          </table:table-cell>
          <table:table-cell office:value-type="float" office:value="1" calcext:value-type="float">
            <text:p>1</text:p>
          </table:table-cell>
          <table:table-cell table:style-name="ce6" table:formula="of:=[.F$2]+[.B3]" office:value-type="float" office:value="437416.75" calcext:value-type="float">
            <text:p>437,416.75</text:p>
          </table:table-cell>
          <table:table-cell table:style-name="ce6" table:formula="of:=[.G$2]+[.C3]" office:value-type="float" office:value="4599439.3" calcext:value-type="float">
            <text:p>4,599,439.30</text:p>
          </table:table-cell>
          <table:table-cell table:style-name="ce7" table:formula="of:=[.H$2]+([.$D$2]-[.D3])" office:value-type="float" office:value="221.622" calcext:value-type="float">
            <text:p>221.62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-3.02" calcext:value-type="float">
            <text:p>-3.02</text:p>
          </table:table-cell>
          <table:table-cell table:style-name="ce10" office:value-type="float" office:value="1.79" calcext:value-type="float">
            <text:p>1.79</text:p>
          </table:table-cell>
          <table:table-cell table:style-name="ce5" office:value-type="float" office:value="2.113" calcext:value-type="float">
            <text:p>2.113</text:p>
          </table:table-cell>
          <table:table-cell office:value-type="float" office:value="1" calcext:value-type="float">
            <text:p>1</text:p>
          </table:table-cell>
          <table:table-cell table:style-name="ce6" table:formula="of:=[.F$2]+[.B4]" office:value-type="float" office:value="437420.91" calcext:value-type="float">
            <text:p>437,420.91</text:p>
          </table:table-cell>
          <table:table-cell table:style-name="ce6" table:formula="of:=[.G$2]+[.C4]" office:value-type="float" office:value="4599447.02" calcext:value-type="float">
            <text:p>4,599,447.02</text:p>
          </table:table-cell>
          <table:table-cell table:style-name="ce7" table:formula="of:=[.H$2]+([.$D$2]-[.D4])" office:value-type="float" office:value="221.484" calcext:value-type="float">
            <text:p>221.48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1.08" calcext:value-type="float">
            <text:p>1.08</text:p>
          </table:table-cell>
          <table:table-cell table:style-name="ce10" office:value-type="float" office:value="-4.64" calcext:value-type="float">
            <text:p>-4.64</text:p>
          </table:table-cell>
          <table:table-cell table:style-name="ce5" office:value-type="float" office:value="2.585" calcext:value-type="float">
            <text:p>2.585</text:p>
          </table:table-cell>
          <table:table-cell office:value-type="float" office:value="1" calcext:value-type="float">
            <text:p>1</text:p>
          </table:table-cell>
          <table:table-cell table:style-name="ce6" table:formula="of:=[.F$2]+[.B5]" office:value-type="float" office:value="437425.01" calcext:value-type="float">
            <text:p>437,425.01</text:p>
          </table:table-cell>
          <table:table-cell table:style-name="ce6" table:formula="of:=[.G$2]+[.C5]" office:value-type="float" office:value="4599440.59" calcext:value-type="float">
            <text:p>4,599,440.59</text:p>
          </table:table-cell>
          <table:table-cell table:style-name="ce7" table:formula="of:=[.H$2]+([.$D$2]-[.D5])" office:value-type="float" office:value="221.012" calcext:value-type="float">
            <text:p>221.012</text:p>
          </table:table-cell>
          <table:table-cell table:number-columns-repeated="1016"/>
        </table:table-row>
        <table:table-row table:style-name="ro1">
          <table:table-cell/>
          <table:table-cell table:style-name="ce10" table:number-columns-repeated="2"/>
          <table:table-cell table:style-name="ce5"/>
          <table:table-cell/>
          <table:table-cell table:style-name="ce6" table:number-columns-repeated="2"/>
          <table:table-cell table:style-name="ce7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5"/>
          <table:table-cell/>
          <table:table-cell table:style-name="ce6" table:number-columns-repeated="2"/>
          <table:table-cell table:style-name="ce7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3"/>
          <table:table-cell table:style-name="ce7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3"/>
          <table:table-cell table:style-name="ce7"/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437423" calcext:value-type="float">
            <text:p>437423</text:p>
          </table:table-cell>
          <table:table-cell office:value-type="float" office:value="4599445" calcext:value-type="float">
            <text:p>4599445</text:p>
          </table:table-cell>
        </table:table-row>
        <table:table-row table:style-name="ro2">
          <table:table-cell office:value-type="float" office:value="437415.82" calcext:value-type="float">
            <text:p>437415.82</text:p>
          </table:table-cell>
          <table:table-cell office:value-type="float" office:value="4599439.07" calcext:value-type="float">
            <text:p>4599439.07</text:p>
          </table:table-cell>
        </table:table-row>
        <table:table-row table:style-name="ro2">
          <table:table-cell office:value-type="float" office:value="437419.98" calcext:value-type="float">
            <text:p>437419.98</text:p>
          </table:table-cell>
          <table:table-cell office:value-type="float" office:value="4599446.79" calcext:value-type="float">
            <text:p>4599446.79</text:p>
          </table:table-cell>
        </table:table-row>
        <table:table-row table:style-name="ro2">
          <table:table-cell office:value-type="float" office:value="437424.08" calcext:value-type="float">
            <text:p>437424.08</text:p>
          </table:table-cell>
          <table:table-cell office:value-type="float" office:value="4599440.36" calcext:value-type="float">
            <text:p>459944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 1c" svg:font-family="'M+ 1c'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0:19:44.091747613</meta:creation-date>
    <dc:date>2023-05-20T20:50:49.543532468</dc:date>
    <meta:editing-duration>PT55M11S</meta:editing-duration>
    <meta:editing-cycles>14</meta:editing-cycles>
    <meta:generator>LibreOffice/7.3.7.2$Linux_X86_64 LibreOffice_project/30$Build-2</meta:generator>
    <meta:print-date>2023-05-20T20:40:56.461004374</meta:print-date>
    <meta:document-statistic meta:table-count="2" meta:cell-count="50" meta:object-count="0"/>
  </office:meta>
</office:document-meta>
</file>